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5.4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8.75cm" fo:min-width="5.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text-align="center">
        <style:tab-stops>
          <style:tab-stop style:position="2.469cm"/>
        </style:tab-stops>
      </style:paragraph-properties>
    </style:style>
    <style:style style:name="P4" style:family="paragraph">
      <loext:graphic-properties draw:fill-color="#ffffff"/>
      <style:paragraph-properties fo:text-align="center">
        <style:tab-stops>
          <style:tab-stop style:position="2.469cm"/>
        </style:tab-stops>
      </style:paragraph-properties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9cm" svg:height="2.4cm" svg:x="1.8cm" svg:y="2.1cm">
          <text:p text:style-name="P1">Progra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cm" svg:height="2.4cm" svg:x="9cm" svg:y="1.9cm">
          <text:p text:style-name="P1">ImportXM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cm" svg:height="2.4cm" svg:x="2.2cm" svg:y="7.5cm">
          <text:p text:style-name="P1">ImportXLS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cm" svg:height="2.4cm" svg:x="20.1cm" svg:y="8cm">
          <text:p text:style-name="P1">CleanD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cm" svg:height="2.4cm" svg:x="10.5cm" svg:y="7.2cm">
          <text:p text:style-name="P1">Query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cm" svg:height="2.4cm" svg:x="20.2cm" svg:y="11.9cm">
          <text:p text:style-name="P1">Data Generator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4" draw:layer="layout" svg:width="5.9cm" svg:height="9cm" svg:x="1.7cm" svg:y="1.7cm">
          <text:p text:style-name="P3">run_driver()</text:p>
          <text:p text:style-name="P3"/>
          <text:p text:style-name="P3">Attr: </text:p>
          <text:p text:style-name="P3">CLObject ocl</text:p>
          <text:p text:style-name="P3">Buffer size</text:p>
          <text:p text:style-name="P3">Input buffer 1</text:p>
          <text:p text:style-name="P3">Input buffer 2</text:p>
          <text:p text:style-name="P3">W1</text:p>
          <text:p text:style-name="P3">W2</text:p>
          <text:p text:style-name="P3">Output buff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9cm" svg:height="9cm" svg:x="9cm" svg:y="1.8cm">
          <text:p text:style-name="P3"/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17T17:56:20.284527485</meta:creation-date>
    <meta:editing-duration>PT11H14M49S</meta:editing-duration>
    <meta:editing-cycles>2</meta:editing-cycles>
    <meta:generator>LibreOffice/6.3.4.2.0$Linux_X86_64 LibreOffice_project/30$Build-2</meta:generator>
    <dc:date>2020-02-18T09:58:38.172344868</dc:date>
    <meta:document-statistic meta:object-count="8"/>
  </office:meta>
</office:document-meta>
</file>